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Standard" style:family="paragraph">
      <style:paragraph-properties style:writing-mode="lr-tb">
        <style:tab-stops>
          <style:tab-stop style:position="144.837209302314pt" style:type="left" style:leader-type="none"/>
        </style:tab-stops>
      </style:paragraph-properties>
      <style:text-properties/>
    </style:style>
    <style:style style:name="P8" style:parent-style-name="interaction" style:family="paragraph">
      <style:paragraph-properties style:writing-mode="lr-tb"/>
      <style:text-properties/>
    </style:style>
    <style:style style:name="P9" style:parent-style-name="U7" style:family="paragraph">
      <style:paragraph-properties style:writing-mode="lr-tb"/>
      <style:text-properties/>
    </style:style>
    <style:style style:name="T1" style:parent-style-name="P9" style:family="text">
      <style:text-properties/>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h text:style-name="P5" text:outline-level="2"><text:number>1.6.</text:number>People working on KOffice documentation</text:h>
      <text:p text:style-name="P3"/>
      <text:p text:style-name="P3">Mike McBride &lt;mpmcbride7@yahoo.com&gt;</text:p>
      <text:p text:style-name="P3">Ben Lamb &lt;kde@zurgy.org&gt;</text:p>
      <text:p text:style-name="P3">Raphael Langerhorst &lt;raphael.langerhorst@kdemail.net&gt;</text:p>
      <text:p text:style-name="P3">Martin Ellis &lt;martin.ellis@kdemail.net&gt;</text:p>
      <text:p text:style-name="P3">Jaroslaw Staniek &lt;js@iidea.pl&gt;</text:p>
      <text:p text:style-name="P3">Boudewijn Rempt &lt;boud@valdyas.org&gt;</text:p>
      <text:p text:style-name="P3">Orville Bennett &lt;obennett@hartford.edu&gt;</text:p>
      <text:p text:style-name="P3">John Hayes &lt;justlinux@bellsouth.net&gt;</text:p>
      <text:p text:style-name="P3">Jes Hall (canllaith) &lt;jhall@kde.org&gt;</text:p>
      <text:p text:style-name="P3">Anne-Marie Mahfouf &lt;annma@kde.org&gt;</text:p>
      <text:p text:style-name="P3"/>
      <text:h text:style-name="P6" text:outline-level="3"><text:number>1.6.1.</text:number>Maintainership</text:h>
      <text:p text:style-name="P3"/>
      <text:p text:style-name="P7">KWord<text:tab text:tab-ref="1"/>Mike</text:p>
      <text:p text:style-name="P7">KPresenter<text:tab text:tab-ref="1"/>Big O</text:p>
      <text:p text:style-name="P7">KSpread<text:tab text:tab-ref="1"/>Raphael</text:p>
      <text:p text:style-name="P7">KChart<text:tab text:tab-ref="1"/>Raphael</text:p>
      <text:p text:style-name="P7">Kivio<text:tab text:tab-ref="1"/>Ben</text:p>
      <text:p text:style-name="P7">Kexi<text:tab text:tab-ref="1"/>Martin, Jaroslaw</text:p>
      <text:p text:style-name="P7">KPlato<text:tab text:tab-ref="1"/>Raphael</text:p>
      <text:p text:style-name="P7">Krita<text:tab text:tab-ref="1"/>Boudewijn</text:p>
      <text:p text:style-name="P7">Karbon14<text:tab text:tab-ref="1"/>Jes</text:p>
      <text:p text:style-name="P7">Kugar</text:p>
      <text:p text:style-name="P7">KFormula</text:p>
      <text:p text:style-name="P7">KoShell<text:tab text:tab-ref="1"/>Anne-Marie</text:p>
      <text:p text:style-name="P7"/>
      <text:p text:style-name="P7">KOffice/general</text:p>
      <text:p text:style-name="P7">KOffice FAQ</text:p>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8">$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6" text:outline-level="3"><text:number>2.1.4.</text:number>Check if everything still builds with my changes?</text:h>
      <text:p text:style-name="P3"/>
      <text:p text:style-name="P3">If you use the checked out source code for building the development version of KOffice, you can go to the doc subdirectory of the build directory and run:</text:p>
      <text:p text:style-name="P3"/>
      <text:p text:style-name="P8">$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6" text:outline-level="3"><text:number>4.2.2.</text:number>Status</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Maybe the section about KParts should be made more user-readable without knowing the technical internals of KOffice. Also mention that Kexi works differently in this respect - Kexi does not use KoDocument.</text:p>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Such developer information should probably go into the developers handbook itself. See the chapter about developer information.</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p text:style-name="P3">Bugs: <text:a xlink:type="simple" xlink:href="http://bugs.kde.org/show_bug.cgi?id=104770" office:name="104770">104770</text:a>, <text:a xlink:type="simple" xlink:href="http://bugs.kde.org/show_bug.cgi?id=104970" office:name="104970">104970</text:a></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in Polish, and is currently being translated and converted to Docbook by the Kexi Team.</text:p>
      <text:p text:style-name="P3"/>
      <text:h text:style-name="P6" text:outline-level="3"><text:number>4.8.2.</text:number>Plans</text:h>
      <text:p text:style-name="P3"/>
      <text:p text:style-name="P3">The Kexi documentation writers could certainly use help with preparing their Kexi handbook.</text:p>
      <text:p text:style-name="P3">There are currently two files that are updated regularly to reflect the current status of Kexi documentation writing:<?opendocument cursor-position?></text:p>
      <text:numbered-paragraph text:level="1" text:style-name="L8">
        <text:number>*</text:number>
        <text:p text:style-name="P9"><text:a xlink:type="simple" xlink:href="http://websvn.kde.org/trunk/koffice/kexi/doc/handbook/docbook-status.txt?view=markup" office:name="Docbook status">Docbook status</text:a></text:p>
      </text:numbered-paragraph>
      <text:numbered-paragraph text:level="1" text:style-name="L8">
        <text:number>*</text:number>
        <text:p text:style-name="P9"><text:span text:style-name="T1"/><text:a xlink:type="simple" xlink:href="http://websvn.kde.org/trunk/koffice/kexi/doc/handbook/translation-status.txt?view=markup" office:name="Translation status">Translation status</text:a></text:p>
      </text:numbered-paragraph>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In need of a major update.</text:p>
      <text:p text:style-name="P3">Bugs: <text:a xlink:type="simple" xlink:href="http://bugs.kde.org/show_bug.cgi?id=106117" office:name="106117">106117</text:a></text:p>
      <text:p text:style-name="P3"/>
      <text:h text:style-name="P6" text:outline-level="3"><text:number>4.13.2.</text:number>Plans</text:h>
      <text:p text:style-name="P3"/>
      <text:p text:style-name="P3">Fully review and update the KFormula handbook.</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ing 1" style:family="paragraph" style:list-style-name="L1" style:next-style-name="Standard">
      <style:paragraph-properties/>
      <style:text-properties fo:font-size="20pt" fo:font-weight="bold"/>
    </style:style>
    <style:style style:name="U3" style:parent-style-name="Standard" style:default-outline-level="2" style:display-name="Heading 2" style:family="paragraph" style:list-style-name="L2" style:next-style-name="Standard">
      <style:paragraph-properties/>
      <style:text-properties fo:font-size="16pt" fo:font-weight="bold"/>
    </style:style>
    <style:style style:name="U4" style:parent-style-name="Standard" style:default-outline-level="3" style:display-name="Heading 3" style:family="paragraph" style:list-style-name="L3" style:next-style-name="Standard">
      <style:paragraph-properties/>
      <style:text-properties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interaction" style:parent-style-name="Standard" style:display-name="Interaction" style:family="paragraph">
      <style:paragraph-properties/>
      <style:text-properties fo:background-color="#ffffff" fo:font-size="10pt" style:font-name="Monospace"/>
    </style:style>
    <style:style style:name="Plain" style:display-name="Plain" style:family="graphic">
      <style:graphic-properties fo:background-color="#ffffff" fo:border="none"/>
    </style:style>
    <text:list-style style:name="L1" style:display-name="Numbering Style for Heading 1">
      <text:list-level-style-number text:level="1" style:num-prefix="" style:num-suffix="." text:display-levels="1" style:num-format="1">
        <style:list-level-properties fo:text-align="start"/>
      </text:list-level-style-number>
    </text:list-style>
    <text:list-style style:name="L2" style:display-name="Numbering Style for Heading 2">
      <text:list-level-style-number text:level="2" style:num-prefix="" style:num-suffix="." text:display-levels="2" style:num-format="1">
        <style:list-level-properties fo:text-align="start"/>
      </text:list-level-style-number>
    </text:list-style>
    <text:list-style style:name="L3" style:display-name="Numbering Style for Heading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6</meta:editing-cycles>
    <dc:date>2005-12-05T12:09:35</dc:date>
    <dc:creator>Anne-Marie Mahfouf</dc:creator>
    <meta:user-defined meta:name="email">annemarie.mahfouf@free.fr</meta:user-defined>
  </office:meta>
</office:document-meta>
</file>